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dddddd" style:font-name="Inconsolata" fo:font-size="12pt" fo:letter-spacing="normal" fo:font-style="normal" fo:font-weight="normal" fo:background-color="#00cc33"/>
    </style:style>
    <style:style style:name="T6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8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1941569055128878891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4584464925666048167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3315783588671213576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1695298943213467788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4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38372172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6772432147015506176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6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<text:soft-page-break/>Изучаем ASP.NET MVC 5</text:h>
      <text:list xml:id="list3820770370576176811" text:style-name="L6">
        <text:list-item>
          <text:h text:style-name="P32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38355403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7">@ViewData["Message"]</text:span><text:span text:style-name="T33"> раньше</text:span><text:span text:style-name="T46"> был только </text:span><text:span text:style-name="T68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soft-page-break/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6T18:16:38.77</dc:date>
    <meta:editing-duration>P26DT6H18M54S</meta:editing-duration>
    <meta:editing-cycles>56</meta:editing-cycles>
    <meta:generator>OpenOffice/4.1.4$Win32 OpenOffice.org_project/414m5$Build-9788</meta:generator>
    <meta:document-statistic meta:table-count="0" meta:image-count="0" meta:object-count="0" meta:page-count="22" meta:paragraph-count="809" meta:word-count="3444" meta:character-count="23075"/>
  </office:meta>
</office:document-meta>
</file>